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44ce" officeooo:paragraph-rsid="000544ce"/>
    </style:style>
    <style:style style:name="P2" style:family="paragraph" style:parent-style-name="Standard">
      <style:paragraph-properties fo:text-align="start" style:justify-single-word="false"/>
      <style:text-properties officeooo:rsid="000544ce" officeooo:paragraph-rsid="000544c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29 July, 2025</text:p>
      <text:p text:style-name="P2">To,</text:p>
      <text:p text:style-name="P2">The Host Master</text:p>
      <text:p text:style-name="P2">Mercentile Communication Private Ltd,</text:p>
      <text:p text:style-name="P2">Subject: For .com.np Domain Registration</text:p>
      <text:p text:style-name="P2"/>
      <text:p text:style-name="P2">Dear sir/madam,</text:p>
      <text:p text:style-name="P2"/>
      <text:p text:style-name="P2">I would like to register the domain name <text:span text:style-name="T1">soumyadahal.com.np </text:span>to build my portfolio. I am an Engineering student studying in Kantipur Engineering College. Having a domain name will help me a lot in my future path so I hope you will consider registering the domain.</text:p>
      <text:p text:style-name="P2"/>
      <text:p text:style-name="P2">My prefered domain name is <text:span text:style-name="T1">soumyadahal.com.np.</text:span></text:p>
      <text:p text:style-name="P2"/>
      <text:p text:style-name="P2">Yours Sincerly,</text:p>
      <text:p text:style-name="P2">Soumya Dah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9T16:33:15.630815815</meta:creation-date>
    <dc:date>2025-07-29T17:01:44.900114507</dc:date>
    <meta:editing-duration>PT18M16S</meta:editing-duration>
    <meta:editing-cycles>1</meta:editing-cycles>
    <meta:document-statistic meta:table-count="0" meta:image-count="0" meta:object-count="0" meta:page-count="1" meta:paragraph-count="10" meta:word-count="74" meta:character-count="464" meta:non-whitespace-character-count="400"/>
    <meta:generator>LibreOffice/25.2.5.2$Linux_X86_64 LibreOffice_project/520$Build-2</meta:generator>
  </office:meta>
</office:document-meta>
</file>